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3312" calcext:value-type="float">
            <text:p>35.6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1952" calcext:value-type="float">
            <text:p>36.19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1688</text:p>
          </table:table-cell>
          <table:table-cell office:value-type="string" calcext:value-type="string">
            <text:p>34N 28W 1AA:196187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